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16" table:default-cell-style-name="Default"/>
        <table:table-row table:style-name="ro1">
          <table:table-cell table:style-name="ce2"/>
          <table:table-cell table:style-name="ce2" office:value-type="string" calcext:value-type="string" table:number-columns-spanned="3" table:number-rows-spanned="1">
            <text:p>hébergemen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pertinence et contexte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ocumentation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ormat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Licence</text:p>
          </table:table-cell>
          <table:covered-table-cell table:number-columns-repeated="2" table:style-name="ce2"/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intérêt</text:p>
          </table:table-cell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intérêt</text:p>
          </table:table-cell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intérêt</text:p>
          </table:table-cell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intérêt</text:p>
          </table:table-cell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intérêt</text:p>
          </table:table-cell>
          <table:table-cell table:style-name="ce4" office:value-type="string" calcext:value-type="string">
            <text:p>limite</text:p>
          </table:table-cell>
          <table:table-cell table:style-name="ce4" office:value-type="string" calcext:value-type="string">
            <text:p>score</text:p>
          </table:table-cell>
          <table:table-cell table:style-name="ce4"/>
        </table:table-row>
        <table:table-row table:style-name="ro2">
          <table:table-cell table:style-name="ce2" office:value-type="string" calcext:value-type="string">
            <text:p>Mbonambi et al.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serveur université : solide mais peu vis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ande pertinence</text:p>
          </table:table-cell>
          <table:table-cell table:style-name="ce4" office:value-type="string" calcext:value-type="string">
            <text:p>RA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thodo disponible sur l’article en open access</text:p>
          </table:table-cell>
          <table:table-cell table:style-name="ce4" office:value-type="string" calcext:value-type="string">
            <text:p>si l’article n’est plus trouvable, on ne dispose plus de la méthod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ux formats</text:p>
          </table:table-cell>
          <table:table-cell table:style-name="ce4" office:value-type="string" calcext:value-type="string">
            <text:p>tout ne semble pas être en format Office et puis il s’agit d’Office…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cence ouverte, très usitée et spécifique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formula="of:=[.D3]+[.G3]+[.J3]+[.M3]+[.P3]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Hlongwane et al.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mais sur Figshare (plateforme propriétaire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 jeu de données semble pertinent</text:p>
          </table:table-cell>
          <table:table-cell table:style-name="ce4" office:value-type="string" calcext:value-type="string">
            <text:p>mais pas de descrip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bleur avec entêtes</text:p>
          </table:table-cell>
          <table:table-cell table:style-name="ce4" office:value-type="string" calcext:value-type="string">
            <text:p>article non ouve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ormat interopérable et libre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cence ouverte, très usitée et spécifique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formula="of:=[.D4]+[.G4]+[.J4]+[.M4]+[.P4]" office:value-type="float" office:value="10" calcext:value-type="float">
            <text:p>10</text:p>
          </table:table-cell>
        </table:table-row>
        <table:table-row table:style-name="ro4">
          <table:table-cell table:style-name="ce2" office:value-type="string" calcext:value-type="string">
            <text:p>Bunting et al.</text:p>
          </table:table-cell>
          <table:table-cell table:style-name="ce4" office:value-type="string" calcext:value-type="string">
            <text:p>pas de DOI</text:p>
          </table:table-cell>
          <table:table-cell table:style-name="ce4" office:value-type="string" calcext:value-type="string">
            <text:p>hébergement précaire (site du projet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rticle trouvable mais pas clair si c’est pertinen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rticle introuvabl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fichiers non interopérables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pas de licence ouvert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5]+[.G5]+[.J5]+[.M5]+[.P5]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Mulholland et al.</text:p>
          </table:table-cell>
          <table:table-cell table:style-name="ce4" office:value-type="string" calcext:value-type="string">
            <text:p>visibilité sur répertoire institutionnel</text:p>
          </table:table-cell>
          <table:table-cell table:style-name="ce4" office:value-type="string" calcext:value-type="string">
            <text:p>mais fichiers dispos seulement sur serveur de l’éditeu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ertinence probable</text:p>
          </table:table-cell>
          <table:table-cell table:style-name="ce4" office:value-type="string" calcext:value-type="string">
            <text:p>pas de doc propre aux donnée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as d’indications méthodo propres sur le jeu de données, méthodo de l’article pas entièrement satisfaisant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tableau sans entête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icence non usité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6]+[.G6]+[.J6]+[.M6]+[.P6]" office:value-type="float" office:value="7" calcext:value-type="float">
            <text:p>7</text:p>
          </table:table-cell>
        </table:table-row>
        <table:table-row table:style-name="ro4">
          <table:table-cell table:style-name="ce2" office:value-type="string" calcext:value-type="string">
            <text:p>Opperman and de Vries</text:p>
          </table:table-cell>
          <table:table-cell table:style-name="ce4" office:value-type="string" calcext:value-type="string">
            <text:p>DOI + répertoire disciplinaire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ble pertinent et fiable (plusieurs citations)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ésence d’un READme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TF = format interopérable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licence usité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7]+[.G7]+[.J7]+[.M7]+[.P7]" office:value-type="float" office:value="15" calcext:value-type="float">
            <text:p>15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3T13:49:13.507000000</meta:creation-date>
    <dc:date>2023-05-04T12:06:03.467000000</dc:date>
    <meta:editing-duration>PT23M39S</meta:editing-duration>
    <meta:editing-cycles>2</meta:editing-cycles>
    <meta:generator>LibreOffice/7.3.7.2$Windows_X86_64 LibreOffice_project/e114eadc50a9ff8d8c8a0567d6da8f454beeb84f</meta:generator>
    <meta:document-statistic meta:table-count="1" meta:cell-count="91" meta:object-count="0"/>
  </office:meta>
</office:document-meta>
</file>